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229cm" draw:marker-end-width="0.229cm" draw:textarea-horizontal-align="justify" draw:textarea-vertical-align="middle" draw:auto-grow-height="false" fo:min-height="0.379cm" fo:min-width="0.489cm" fo:padding-top="0.201cm" fo:padding-bottom="0.201cm" fo:padding-left="0.326cm" fo:padding-right="0.326cm"/>
      <style:paragraph-properties style:writing-mode="lr-tb"/>
    </style:style>
    <style:style style:name="gr2" style:family="graphic" style:parent-style-name="standard">
      <style:graphic-properties svg:stroke-width="0.152cm" svg:stroke-color="#000000" draw:marker-start-width="0.229cm" draw:marker-end-width="0.229cm" draw:fill="solid" draw:fill-color="#cccccc" draw:textarea-horizontal-align="justify" draw:textarea-vertical-align="middle" draw:auto-grow-height="false" fo:min-height="0.379cm" fo:min-width="0.489cm" fo:padding-top="0.201cm" fo:padding-bottom="0.201cm" fo:padding-left="0.326cm" fo:padding-right="0.326cm"/>
      <style:paragraph-properties style:writing-mode="lr-tb"/>
    </style:style>
    <style:style style:name="gr3" style:family="graphic" style:parent-style-name="standard">
      <style:graphic-properties svg:stroke-width="0.152cm" svg:stroke-color="#000000" draw:marker-start-width="0.229cm" draw:marker-end-width="0.229cm" draw:fill="solid" draw:fill-color="#cccccc" draw:textarea-horizontal-align="justify" draw:textarea-vertical-align="middle" draw:auto-grow-height="false" fo:min-height="0.277cm" fo:min-width="0.387cm" fo:padding-top="0.201cm" fo:padding-bottom="0.201cm" fo:padding-left="0.326cm" fo:padding-right="0.326cm"/>
      <style:paragraph-properties style:writing-mode="lr-tb"/>
    </style:style>
    <style:style style:name="gr4" style:family="graphic" style:parent-style-name="objectwithoutfill">
      <style:graphic-properties svg:stroke-width="0.152cm" svg:stroke-color="#000000" draw:marker-start-width="0.229cm" draw:marker-end-width="0.229cm" draw:fill="solid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cccccc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0.889cm" svg:x="8.366cm" svg:y="4.683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397cm" svg:height="0.889cm" svg:x="8.366cm" svg:y="4.683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397cm" svg:height="0.889cm" svg:x="11.922cm" svg:y="5.953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397cm" svg:height="0.889cm" svg:x="5.572cm" svg:y="6.461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397cm" svg:height="0.889cm" svg:x="11.033cm" svg:y="10.398cm">
          <text:p text:style-name="P1">Q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1.397cm" svg:height="0.889cm" svg:x="14.081cm" svg:y="8.36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397cm" svg:height="0.889cm" svg:x="4.429cm" svg:y="9.128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1.397cm" svg:height="0.889cm" svg:x="7.477cm" svg:y="10.652cm">
          <text:p text:style-name="P1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6.271cm" svg:y1="6.461cm" svg:x2="8.366cm" svg:y2="5.127cm" draw:start-shape="id1" draw:start-glue-point="4" draw:end-shape="id2" draw:end-glue-point="6" svg:d="M6271 6461c0-890 698-1334 2095-1334" svg:viewBox="0 0 2096 1335">
          <text:p/>
        </draw:connector>
        <draw:connector draw:style-name="gr4" draw:text-style-name="P3" draw:layer="layout" draw:type="curve" svg:x1="9.763cm" svg:y1="5.127cm" svg:x2="12.621cm" svg:y2="5.953cm" draw:start-shape="id2" draw:start-glue-point="10" draw:end-shape="id3" draw:end-glue-point="4" svg:d="M9763 5127c1906 0 2858 275 2858 826" svg:viewBox="0 0 2859 827">
          <text:p/>
        </draw:connector>
        <draw:connector draw:style-name="gr4" draw:text-style-name="P3" draw:layer="layout" draw:type="curve" draw:line-skew="0cm 0.302cm" svg:x1="5.572cm" svg:y1="6.905cm" svg:x2="5.128cm" svg:y2="9.128cm" draw:start-shape="id1" draw:start-glue-point="6" draw:end-shape="id4" draw:end-glue-point="4" svg:d="M5572 6905c-865 0-720 818-615 1154s171 189 171 1069" svg:viewBox="0 0 696 2224">
          <text:p/>
        </draw:connector>
        <draw:connector draw:style-name="gr4" draw:text-style-name="P3" draw:layer="layout" draw:type="curve" svg:x1="5.622cm" svg:y1="9.887cm" svg:x2="7.477cm" svg:y2="11.096cm" draw:start-shape="id4" draw:start-glue-point="9" draw:end-shape="id5" draw:end-glue-point="6" svg:d="M5622 9887c0 806 618 1209 1855 1209" svg:viewBox="0 0 1856 1210">
          <text:p/>
        </draw:connector>
        <draw:connector draw:style-name="gr4" draw:text-style-name="P3" draw:layer="layout" draw:type="curve" draw:line-skew="-0.34cm -0.425cm" svg:x1="8.874cm" svg:y1="11.096cm" svg:x2="11.237cm" svg:y2="11.157cm" draw:start-shape="id5" draw:start-glue-point="10" draw:end-shape="id6" draw:end-glue-point="7" svg:d="M8874 11096c1108 0 923 171 1237 292s1126 190 1126-231" svg:viewBox="0 0 2364 385">
          <text:p/>
        </draw:connector>
        <draw:connector draw:style-name="gr4" draw:text-style-name="P3" draw:layer="layout" draw:type="curve" svg:x1="12.43cm" svg:y1="10.842cm" svg:x2="14.78cm" svg:y2="9.255cm" draw:start-shape="id6" draw:start-glue-point="10" draw:end-shape="id7" draw:end-glue-point="8" svg:d="M12430 10842c1567 0 2350-529 2350-1587" svg:viewBox="0 0 2351 1588">
          <text:p/>
        </draw:connector>
        <draw:connector draw:style-name="gr4" draw:text-style-name="P3" draw:layer="layout" draw:type="curve" svg:x1="13.319cm" svg:y1="6.397cm" svg:x2="14.78cm" svg:y2="8.366cm" draw:start-shape="id3" draw:start-glue-point="10" draw:end-shape="id7" draw:end-glue-point="4" svg:d="M13319 6397c974 0 1461 656 1461 1969" svg:viewBox="0 0 1462 197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5T12:42:42.720780612</meta:creation-date>
    <dc:date>2022-07-05T13:43:38.940772566</dc:date>
    <meta:editing-duration>PT1H37S</meta:editing-duration>
    <meta:editing-cycles>5</meta:editing-cycles>
    <meta:generator>LibreOffice/6.4.7.2$Linux_X86_64 LibreOffice_project/40$Build-2</meta:generator>
    <meta:document-statistic meta:object-count="15"/>
  </office:meta>
</office:document-meta>
</file>